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.99067" calcext:value-type="float">
            <text:p>2.990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6115" calcext:value-type="float">
            <text:p>4.06115</text:p>
          </table:table-cell>
          <table:table-cell office:value-type="float" office:value="5.436178" calcext:value-type="float">
            <text:p>5.4361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962062" calcext:value-type="float">
            <text:p>4.962062</text:p>
          </table:table-cell>
          <table:table-cell office:value-type="float" office:value="6.43704" calcext:value-type="float">
            <text:p>6.437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50528" calcext:value-type="float">
            <text:p>4.250528</text:p>
          </table:table-cell>
          <table:table-cell office:value-type="float" office:value="8.991234" calcext:value-type="float">
            <text:p>8.9912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62152" calcext:value-type="float">
            <text:p>5.62152</text:p>
          </table:table-cell>
          <table:table-cell office:value-type="float" office:value="9.152598" calcext:value-type="float">
            <text:p>9.1525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666026" calcext:value-type="float">
            <text:p>5.666026</text:p>
          </table:table-cell>
          <table:table-cell office:value-type="float" office:value="8.30347" calcext:value-type="float">
            <text:p>8.303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649582" calcext:value-type="float">
            <text:p>6.649582</text:p>
          </table:table-cell>
          <table:table-cell office:value-type="float" office:value="11.251838" calcext:value-type="float">
            <text:p>11.2518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332111" calcext:value-type="float">
            <text:p>8.332111</text:p>
          </table:table-cell>
          <table:table-cell office:value-type="float" office:value="12.47747" calcext:value-type="float">
            <text:p>12.47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8577" calcext:value-type="float">
            <text:p>9.08577</text:p>
          </table:table-cell>
          <table:table-cell office:value-type="float" office:value="13.313665" calcext:value-type="float">
            <text:p>13.3136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56623" calcext:value-type="float">
            <text:p>8.856623</text:p>
          </table:table-cell>
          <table:table-cell office:value-type="float" office:value="13.409579" calcext:value-type="float">
            <text:p>13.4095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35816" calcext:value-type="float">
            <text:p>8.335816</text:p>
          </table:table-cell>
          <table:table-cell office:value-type="float" office:value="17.154224" calcext:value-type="float">
            <text:p>17.154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70459" calcext:value-type="float">
            <text:p>11.970459</text:p>
          </table:table-cell>
          <table:table-cell office:value-type="float" office:value="15.913704" calcext:value-type="float">
            <text:p>15.913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17602" calcext:value-type="float">
            <text:p>13.417602</text:p>
          </table:table-cell>
          <table:table-cell office:value-type="float" office:value="32.650627" calcext:value-type="float">
            <text:p>32.6506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82949" calcext:value-type="float">
            <text:p>15.782949</text:p>
          </table:table-cell>
          <table:table-cell office:value-type="float" office:value="29.897894" calcext:value-type="float">
            <text:p>29.897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59376" calcext:value-type="float">
            <text:p>20.159376</text:p>
          </table:table-cell>
          <table:table-cell office:value-type="float" office:value="41.732515" calcext:value-type="float">
            <text:p>41.7325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269409" calcext:value-type="float">
            <text:p>36.269409</text:p>
          </table:table-cell>
          <table:table-cell office:value-type="float" office:value="41.589733" calcext:value-type="float">
            <text:p>41.5897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608402" calcext:value-type="float">
            <text:p>38.608402</text:p>
          </table:table-cell>
          <table:table-cell office:value-type="float" office:value="42.30084" calcext:value-type="float">
            <text:p>42.300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791046" calcext:value-type="float">
            <text:p>40.791046</text:p>
          </table:table-cell>
          <table:table-cell office:value-type="float" office:value="40.7567" calcext:value-type="float">
            <text:p>40.75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01:07.714096106</meta:creation-date>
    <dc:date>2016-06-07T15:16:13.513476196</dc:date>
    <meta:editing-duration>PT4M30S</meta:editing-duration>
    <meta:editing-cycles>1</meta:editing-cycles>
    <meta:document-statistic meta:table-count="1" meta:cell-count="59" meta:object-count="0"/>
    <meta:generator>LibreOffice/5.1.2.2$Linux_X86_64 LibreOffice_project/10m0$Build-2</meta:generator>
  </office:meta>
</office:document-meta>
</file>